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1234f" officeooo:paragraph-rsid="0001234f"/>
    </style:style>
    <style:style style:name="P2" style:family="paragraph" style:parent-style-name="Standard" style:list-style-name="L1">
      <style:text-properties fo:font-weight="bold" officeooo:rsid="0001234f" officeooo:paragraph-rsid="0001234f" style:font-weight-asian="bold" style:font-weight-complex="bold"/>
    </style:style>
    <style:style style:name="P3" style:family="paragraph" style:parent-style-name="Standard" style:list-style-name="L1">
      <style:text-properties fo:font-weight="normal" officeooo:rsid="0001234f" officeooo:paragraph-rsid="0001234f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41202096" text:style-name="L1">
        <text:list-item>
          <text:p text:style-name="P1">Compression</text:p>
          <text:list>
            <text:list-item>
              <text:p text:style-name="P1">Extra cap (low)</text:p>
            </text:list-item>
            <text:list-item>
              <text:p text:style-name="P1">Less noticeable </text:p>
            </text:list-item>
          </text:list>
        </text:list-item>
        <text:list-item>
          <text:p text:style-name="P1">Rubber body</text:p>
          <text:list>
            <text:list-item>
              <text:p text:style-name="P1">Extra cap (mid)</text:p>
            </text:list-item>
          </text:list>
        </text:list-item>
        <text:list-item>
          <text:p text:style-name="P1">Digestive fluids</text:p>
          <text:list>
            <text:list-item>
              <text:p text:style-name="P1">Faster digestion</text:p>
            </text:list-item>
          </text:list>
        </text:list-item>
        <text:list-item>
          <text:p text:style-name="P1">Back to fetus</text:p>
          <text:list>
            <text:list-item>
              <text:p text:style-name="P1">Reverse age</text:p>
            </text:list-item>
          </text:list>
        </text:list-item>
        <text:list-item>
          <text:p text:style-name="P1">Pleasurable digestion </text:p>
          <text:list>
            <text:list-item>
              <text:p text:style-name="P1">Less fight back</text:p>
            </text:list-item>
          </text:list>
        </text:list-item>
        <text:list-item>
          <text:p text:style-name="P1">v</text:p>
        </text:list-item>
        <text:list-item>
          <text:p text:style-name="P1">v</text:p>
          <text:p text:style-name="P2">Combat</text:p>
        </text:list-item>
        <text:list-item>
          <text:p text:style-name="P3">In combat vore</text:p>
          <text:list>
            <text:list-item>
              <text:p text:style-name="P3">defeat by voring opponen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 LibreOffice_project/9d0f32d1f0b509096fd65e0d4bec26ddd1938fd3</meta:generator>
    <dc:date>2020-03-09T17:08:39.339000000</dc:date>
    <meta:editing-duration>PT6H27M8S</meta:editing-duration>
    <meta:editing-cycles>1</meta:editing-cycles>
    <meta:document-statistic meta:table-count="0" meta:image-count="0" meta:object-count="0" meta:page-count="1" meta:paragraph-count="16" meta:word-count="51" meta:character-count="224" meta:non-whitespace-character-count="203"/>
  </office:meta>
</office:document-meta>
</file>